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cc1" officeooo:paragraph-rsid="000f7cc1"/>
    </style:style>
    <style:style style:name="P2" style:family="paragraph" style:parent-style-name="Standard">
      <style:text-properties officeooo:rsid="000f7cc1" officeooo:paragraph-rsid="000f7cc1"/>
    </style:style>
    <style:style style:name="P3" style:family="paragraph" style:parent-style-name="Standard">
      <style:text-properties officeooo:rsid="000f7cc1" officeooo:paragraph-rsid="001454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TATIVA 1</text:p>
      <text:p text:style-name="P1"/>
      <text:p text:style-name="Standard">create table tb_clientes (</text:p>
      <text:p text:style-name="Standard"><text:s text:c="2"/>id_codcli numeric(10) not null unique,</text:p>
      <text:p text:style-name="Standard"><text:s text:c="2"/>nm_nmcli varchar2(50) not null,</text:p>
      <text:p text:style-name="Standard"><text:s text:c="2"/>ds_ende varchar2(80) not null,</text:p>
      <text:p text:style-name="Standard"><text:s text:c="2"/>ds_cida varchar(50) not null,</text:p>
      <text:p text:style-name="Standard"><text:s text:c="2"/>ie_uf char(2) not null,</text:p>
      <text:p text:style-name="Standard"><text:s text:c="2"/>ds_cep numeric(9) not null,</text:p>
      <text:p text:style-name="Standard"><text:s text:c="2"/>ds_email varchar2(100) not null unique,</text:p>
      <text:p text:style-name="Standard"><text:s text:c="2"/>ie_sexo char(1) check(ie_sexo in ('M', 'F', 'O')),</text:p>
      <text:p text:style-name="Standard"><text:s text:c="2"/>constraint tb_clientes_id_codcli_pk primary key(id_codcli),</text:p>
      <text:p text:style-name="Standard"><text:s text:c="2"/>constraint tb_clientes_id_codprod_fk foreign key(id_codprod) references tb_produtos(id_codprod)</text:p>
      <text:p text:style-name="Standard">)</text:p>
      <text:p text:style-name="Standard"/>
      <text:p text:style-name="Standard">create sequence sq_id_codcli increment by 1 star with 1000 cache 8</text:p>
      <text:p text:style-name="Standard"/>
      <text:p text:style-name="Standard">create table tb_produtos (</text:p>
      <text:p text:style-name="Standard"><text:s text:c="2"/>id_codprod numeric(10) not null unique,</text:p>
      <text:p text:style-name="Standard"><text:s text:c="2"/>ds_descprod varchar2(80) not null unique,</text:p>
      <text:p text:style-name="Standard"><text:s text:c="2"/>vl_preco numeric(10,2) check(vl_preco&gt;0),</text:p>
      <text:p text:style-name="Standard"><text:s text:c="2"/>vl_qtde_estoque numeric(5) not null,</text:p>
      <text:p text:style-name="Standard"><text:s text:c="2"/>constraint tb_produtos_id_codprod_pk primary key(id_codprod),</text:p>
      <text:p text:style-name="Standard"><text:s text:c="2"/>constraint tb_produtos_id_corcli_fk foreign key(id_codcli) references tb_clientes(id_codcli)</text:p>
      <text:p text:style-name="Standard">)</text:p>
      <text:p text:style-name="Standard"/>
      <text:p text:style-name="Standard">create table tb_pedidos (</text:p>
      <text:p text:style-name="Standard"><text:s text:c="2"/>id_numpedi numeric(10) not null unique,</text:p>
      <text:p text:style-name="Standard"><text:s text:c="2"/>dt_datapedi date,</text:p>
      <text:p text:style-name="Standard"><text:s text:c="2"/>vl_valototpedi numeric(12,2) check(vl_valototpedi&gt;0)</text:p>
      <text:p text:style-name="Standard"><text:s text:c="2"/>constraint tb_pedidos_id_numpedi_pk primary key(id_numpedi),</text:p>
      <text:p text:style-name="Standard"><text:s text:c="2"/>constraint tb_pedidos_id_codcli_fk foreign key(id_codcli) references tb_clientes(id_codcli)</text:p>
      <text:p text:style-name="Standard">)</text:p>
      <text:p text:style-name="Standard"/>
      <text:p text:style-name="Standard">create table tb_itens_pedido (</text:p>
      <text:p text:style-name="Standard"><text:s text:c="2"/>vl_valoritem numeric(10,2) not null check(vl_valoritem&gt;0),</text:p>
      <text:p text:style-name="Standard"><text:s text:c="2"/>constraint tb_itens_pedido_id_numpedi_fk foreign key(id_numpedi) references tb_pedidos(id_numpedi),</text:p>
      <text:p text:style-name="Standard"><text:s text:c="2"/>constraint tb_itens_pedido_id_codprod_fk foreign key(id_codprod) references tb_produtos(id_codprod)</text:p>
      <text:p text:style-name="Standard">)</text:p>
      <text:p text:style-name="Standard"/>
      <text:p text:style-name="P1">=======================================================================</text:p>
      <text:p text:style-name="P1">TENTATIVA 2</text:p>
      <text:p text:style-name="P1"/>
      <text:p text:style-name="P1">create table tb_clientes (</text:p>
      <text:p text:style-name="P1"><text:s text:c="2"/>id_codcli numeric(10) not null unique,</text:p>
      <text:p text:style-name="P1"><text:s text:c="2"/>id_codprod numeric(10) not null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oft-page-break/><text:s text:c="2"/>ds_cep numeric(9) not null,</text:p>
      <text:p text:style-name="P1"><text:s text:c="2"/>ds_email varchar2(100) not null unique,</text:p>
      <text:p text:style-name="P1"><text:s text:c="2"/>ie_sexo char(1) check(ie_sexo in ('M', 'F', 'O')),</text:p>
      <text:p text:style-name="P1"><text:s text:c="2"/>constraint tb_clientes_id_codcli_pk primary key(id_codcli),</text:p>
      <text:p text:style-name="P1"><text:s text:c="2"/>constraint tb_clientes_id_codprod_fk foreign key(id_codprod) references tb_produtos(id_codprod)</text:p>
      <text:p text:style-name="P1">)</text:p>
      <text:p text:style-name="P1"/>
      <text:p text:style-name="P1">create sequence sq_id_codcli increment by 1 star with 1000 cache 8</text:p>
      <text:p text:style-name="P1"/>
      <text:p text:style-name="P1">create table tb_produtos (</text:p>
      <text:p text:style-name="P1"><text:s text:c="2"/>id_codprod numeric(10) not null unique,</text:p>
      <text:p text:style-name="P1"><text:s text:c="2"/>id_codcli numeric(10) not null,</text:p>
      <text:p text:style-name="P1"><text:s text:c="2"/>ds_descprod varchar2(80) not null unique,</text:p>
      <text:p text:style-name="P1"><text:s text:c="2"/>vl_preco numeric(10,2) check(vl_preco&gt;0),</text:p>
      <text:p text:style-name="P1"><text:s text:c="2"/>vl_qtde_estoque numeric(5) not null,</text:p>
      <text:p text:style-name="P1"><text:s text:c="2"/>constraint tb_produtos_id_codprod_pk primary key(id_codprod),</text:p>
      <text:p text:style-name="P1"><text:s text:c="2"/>constraint tb_produtos_id_corcli_fk foreign key(id_codcli) references tb_clientes(id_codcli)</text:p>
      <text:p text:style-name="P1">)</text:p>
      <text:p text:style-name="P1"/>
      <text:p text:style-name="P1">create table tb_pedidos (</text:p>
      <text:p text:style-name="P1"><text:s text:c="2"/>id_numpedi numeric(10) not null unique,</text:p>
      <text:p text:style-name="P1"><text:s text:c="2"/>id_codcli numeric(10) not null,</text:p>
      <text:p text:style-name="P1"><text:s text:c="2"/>dt_datapedi date,</text:p>
      <text:p text:style-name="P1"><text:s text:c="2"/>vl_valototpedi numeric(12,2) check(vl_valototpedi&gt;0)</text:p>
      <text:p text:style-name="P1"><text:s text:c="2"/>constraint tb_pedidos_id_numpedi_pk primary key(id_numpedi),</text:p>
      <text:p text:style-name="P1"><text:s text:c="2"/>constraint tb_pedidos_id_codcli_fk foreign key(id_codcli) references tb_clientes(id_codcli)</text:p>
      <text:p text:style-name="P1">)</text:p>
      <text:p text:style-name="P1"/>
      <text:p text:style-name="P1">create table tb_itens_pedido (</text:p>
      <text:p text:style-name="P1"><text:s text:c="2"/>vl_valoritem numeric(10,2) not null check(vl_valoritem&gt;0),</text:p>
      <text:p text:style-name="P1"><text:s text:c="2"/>id_numpedi numeric(10) not null,</text:p>
      <text:p text:style-name="P1"><text:s text:c="2"/>id_codprod numeric(10) not null,</text:p>
      <text:p text:style-name="P1"><text:s text:c="2"/>constraint tb_itens_pedido_id_numpedi_fk foreign key(id_numpedi) references tb_pedidos(id_numpedi),</text:p>
      <text:p text:style-name="P1"><text:s text:c="2"/>constraint tb_itens_pedido_id_codprod_fk foreign key(id_codprod) references tb_produtos(id_codprod)</text:p>
      <text:p text:style-name="P1">)</text:p>
      <text:p text:style-name="P1"/>
      <text:p text:style-name="P1">=======================================================================</text:p>
      <text:p text:style-name="P1">TENTATIVA 3</text:p>
      <text:p text:style-name="P1"/>
      <text:p text:style-name="P1">create table tb_clientes (</text:p>
      <text:p text:style-name="P1"><text:s text:c="2"/>id_codcli numeric(10) not null,</text:p>
      <text:p text:style-name="P1"><text:s text:c="2"/>id_codprod numeric(10) not null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,</text:p>
      <text:p text:style-name="P3"><text:s text:c="2"/>constraint tb_clientes_id_codcli_pk primary key(id_codcli)</text:p>
      <text:p text:style-name="P3"><text:soft-page-break/>)</text:p>
      <text:p text:style-name="P1"/>
      <text:p text:style-name="P1">create table tb_produtos (</text:p>
      <text:p text:style-name="P1"><text:s text:c="2"/>id_codprod numeric(10) not null,</text:p>
      <text:p text:style-name="P1"><text:s text:c="2"/>id_codcli numeric(10) not null,</text:p>
      <text:p text:style-name="P1"><text:s text:c="2"/>ds_descprod varchar2(80) not null unique,</text:p>
      <text:p text:style-name="P1"><text:s text:c="2"/>vl_preco numeric(10,2) check(vl_preco&gt;0),</text:p>
      <text:p text:style-name="P1"><text:s text:c="2"/>vl_qtde_estoque numeric(5) not null,</text:p>
      <text:p text:style-name="P1"><text:s text:c="2"/>constraint tb_produtos_id_codprod_pk primary key(id_codprod),</text:p>
      <text:p text:style-name="P1"><text:s text:c="2"/>constraint tb_produtos_id_corcli_fk foreign key(id_codcli) references tb_clientes(id_codcli)</text:p>
      <text:p text:style-name="P1">)</text:p>
      <text:p text:style-name="P1"/>
      <text:p text:style-name="P1">alter table tb_clientes add constraint tb_clientes_id_codprod_fk foreign key(id_codprod) references tb_produtos(id_codprod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,</text:p>
      <text:p text:style-name="P1"><text:s text:c="2"/>vl_valototpedi numeric(12,2) check(vl_valototpedi&gt;0),</text:p>
      <text:p text:style-name="P1"><text:s text:c="2"/>constraint tb_pedidos_id_numpedi_pk primary key(id_numpedi),</text:p>
      <text:p text:style-name="P1"><text:s text:c="2"/>constraint tb_pedidos_id_codcli_fk foreign key(id_codcli) references tb_clientes(id_codcli)</text:p>
      <text:p text:style-name="P1">)</text:p>
      <text:p text:style-name="P1"/>
      <text:p text:style-name="P1">create table tb_itens_pedido (</text:p>
      <text:p text:style-name="P1"><text:s text:c="2"/>vl_valoritem numeric(10,2) not null check(vl_valoritem&gt;0),</text:p>
      <text:p text:style-name="P1"><text:s text:c="2"/>id_numpedi numeric(10) not null,</text:p>
      <text:p text:style-name="P1"><text:s text:c="2"/>id_codprod numeric(10) not null,</text:p>
      <text:p text:style-name="P1"><text:s text:c="2"/>constraint tb_itens_pedido_id_numpedi_fk foreign key(id_numpedi) references tb_pedidos(id_numpedi),</text:p>
      <text:p text:style-name="P1"><text:s text:c="2"/>constraint tb_itens_pedido_id_codprod_fk foreign key(id_codprod) references tb_produtos(id_codprod)</text:p>
      <text:p text:style-name="P1">)</text:p>
      <text:p text:style-name="P1"/>
      <text:p text:style-name="P1">create sequence sq_id_codcli start with 1000 increment by 1 nocache nocycle</text:p>
      <text:p text:style-name="P1"/>
      <text:p text:style-name="P1"/>
      <text:p text:style-name="P1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0:34:14.395230574</meta:creation-date>
    <dc:date>2022-09-08T12:48:05.319783650</dc:date>
    <meta:editing-duration>P1DT13H10M3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3" meta:paragraph-count="115" meta:word-count="475" meta:character-count="4942" meta:non-whitespace-character-count="4415"/>
  </office:meta>
</office:document-meta>
</file>